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 svg:panose-1="5 1 0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number text:level="1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" style:parent-style-name="Normal" style:family="paragraph">
      <style:paragraph-properties fo:widows="2" fo:orphans="2" fo:text-align="center" style:vertical-align="auto" fo:margin-left="-0.3in" fo:text-indent="-0.3in">
        <style:tab-stops/>
      </style:paragraph-properties>
      <style:text-properties fo:hyphenate="true"/>
    </style:style>
    <style:style style:name="T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4pt" style:font-size-asian="14pt" style:font-size-complex="14pt" fo:hyphenate="true"/>
    </style:style>
    <style:style style:name="P6" style:parent-style-name="Normal" style:family="paragraph">
      <style:paragraph-properties fo:widows="2" fo:orphans="2" fo:text-align="justify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7" style:parent-style-name="Normal" style:list-style-name="LFO14" style:family="paragraph">
      <style:paragraph-properties fo:widows="2" fo:orphans="2" fo:text-align="justify"/>
      <style:text-properties style:font-name="Times New Roman" style:font-name-asian="Times New Roman" style:font-name-complex="Times New Roman" fo:font-size="14pt" style:font-size-asian="14pt" style:font-size-complex="14pt" fo:hyphenate="true"/>
    </style:style>
    <style:style style:name="P8" style:parent-style-name="Normal" style:list-style-name="LFO14" style:family="paragraph">
      <style:paragraph-properties fo:widows="2" fo:orphans="2" fo:text-align="justify"/>
      <style:text-properties fo:hyphenate="true"/>
    </style:style>
    <style:style style:name="T9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1" style:parent-style-name="Normal" style:list-style-name="LFO14" style:family="paragraph">
      <style:paragraph-properties fo:widows="2" fo:orphans="2" fo:text-align="justify"/>
      <style:text-properties style:font-name="Times New Roman" style:font-name-asian="Times New Roman" style:font-name-complex="Times New Roman" fo:font-size="14pt" style:font-size-asian="14pt" style:font-size-complex="14pt" fo:hyphenate="true"/>
    </style:style>
    <style:style style:name="P12" style:parent-style-name="Normal" style:family="paragraph">
      <style:paragraph-properties fo:widows="2" fo:orphans="2" fo:text-align="justify" fo:margin-left="2in">
        <style:tab-stops/>
      </style:paragraph-properties>
      <style:text-properties style:font-name="Times New Roman" style:font-name-complex="Times New Roman" fo:font-size="14pt" style:font-size-asian="14pt" style:font-size-complex="14pt" fo:hyphenate="true"/>
    </style:style>
    <style:style style:name="P13" style:parent-style-name="Normal" style:family="paragraph">
      <style:paragraph-properties fo:widows="2" fo:orphans="2" fo:text-align="justify" fo:margin-left="2in">
        <style:tab-stops/>
      </style:paragraph-properties>
      <style:text-properties style:font-name="Times New Roman" style:font-name-complex="Times New Roman" fo:font-size="14pt" style:font-size-asian="14pt" style:font-size-complex="14pt" fo:hyphenate="true"/>
    </style:style>
    <style:style style:name="P14" style:parent-style-name="Normal" style:family="paragraph">
      <style:paragraph-properties fo:widows="2" fo:orphans="2" fo:text-align="justify" fo:margin-left="2in">
        <style:tab-stops/>
      </style:paragraph-properties>
      <style:text-properties style:font-name="Times New Roman" style:font-name-complex="Times New Roman" fo:font-size="14pt" style:font-size-asian="14pt" style:font-size-complex="14pt" fo:hyphenate="true"/>
    </style:style>
    <style:style style:name="P15" style:parent-style-name="Normal" style:family="paragraph">
      <style:paragraph-properties fo:widows="2" fo:orphans="2" fo:text-align="justify" fo:margin-left="2in">
        <style:tab-stops/>
      </style:paragraph-properties>
      <style:text-properties fo:hyphenate="true"/>
    </style:style>
    <style:style style:name="T1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7" style:parent-style-name="Normal" style:family="paragraph">
      <style:paragraph-properties fo:widows="2" fo:orphans="2" fo:text-align="justify" style:vertical-align="auto"/>
      <style:text-properties fo:hyphenate="true"/>
    </style:style>
    <style:style style:name="T1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4pt" style:font-size-asian="14pt" style:font-size-complex="14pt" fo:hyphenate="true"/>
    </style:style>
    <style:style style:name="TableColumn21" style:family="table-column">
      <style:table-column-properties style:column-width="0.4958in"/>
    </style:style>
    <style:style style:name="TableColumn22" style:family="table-column">
      <style:table-column-properties style:column-width="1.875in"/>
    </style:style>
    <style:style style:name="TableColumn23" style:family="table-column">
      <style:table-column-properties style:column-width="1.6645in"/>
    </style:style>
    <style:style style:name="TableColumn24" style:family="table-column">
      <style:table-column-properties style:column-width="1.2923in"/>
    </style:style>
    <style:style style:name="TableColumn25" style:family="table-column">
      <style:table-column-properties style:column-width="1.3312in"/>
    </style:style>
    <style:style style:name="Table20" style:family="table">
      <style:table-properties style:width="6.659in" fo:margin-left="0in" table:align="left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4pt" style:font-size-asian="14pt" style:font-size-complex="14pt" fo:hyphenate="true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4pt" style:font-size-asian="14pt" style:font-size-complex="14pt" fo:hyphenate="true"/>
    </style:style>
    <style:style style:name="TableCell3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2" style:parent-style-name="Normal" style:family="paragraph">
      <style:paragraph-properties fo:widows="2" fo:orphans="2" style:vertical-align="auto"/>
      <style:text-properties fo:hyphenate="true"/>
    </style:style>
    <style:style style:name="T3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3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5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4pt" style:font-size-asian="14pt" style:font-size-complex="14pt" fo:hyphenate="true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4pt" style:font-size-asian="14pt" style:font-size-complex="14pt" fo:hyphenate="true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font-size="14pt" style:font-size-asian="14pt" style:font-size-complex="14pt" fo:hyphenate="true"/>
    </style:style>
    <style:style style:name="TableCell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2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4pt" style:font-size-asian="14pt" style:font-size-complex="14pt" fo:hyphenate="true"/>
    </style:style>
    <style:style style:name="TableCell4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4" style:parent-style-name="Textbody" style:list-style-name="WWNum2" style:family="paragraph">
      <style:paragraph-properties fo:margin-bottom="0in" fo:line-height="100%" fo:margin-left="0.1256in" fo:text-indent="-0.125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45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4pt" style:font-size-asian="14pt" style:font-size-complex="14pt" fo:hyphenate="true"/>
    </style:style>
    <style:style style:name="P46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4pt" style:font-size-asian="14pt" style:font-size-complex="14pt" fo:hyphenate="true"/>
    </style:style>
    <style:style style:name="TableCell4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8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4pt" style:font-size-asian="14pt" style:font-size-complex="14pt" fo:hyphenate="true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4pt" style:font-size-asian="14pt" style:font-size-complex="14pt" fo:hyphenate="true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font-size="14pt" style:font-size-asian="14pt" style:font-size-complex="14pt" fo:hyphenate="true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widows="2" fo:orphans="2" style:vertical-align="auto"/>
      <style:text-properties fo:hyphenate="true"/>
    </style:style>
    <style:style style:name="T5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5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8" style:parent-style-name="Textbody" style:list-style-name="WWNum2" style:family="paragraph">
      <style:paragraph-properties fo:margin-bottom="0in" fo:line-height="100%" fo:margin-left="0.1152in" fo:text-indent="-0.1152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59" style:parent-style-name="Textbody" style:list-style-name="WWNum2" style:family="paragraph">
      <style:paragraph-properties fo:margin-bottom="0in" fo:line-height="100%" fo:margin-left="0.1152in" fo:text-indent="-0.1152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60" style:parent-style-name="Textbody" style:list-style-name="WWNum2" style:family="paragraph">
      <style:paragraph-properties fo:margin-bottom="0in" fo:line-height="100%" fo:margin-left="0.1152in" fo:text-indent="-0.1152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61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4pt" style:font-size-asian="14pt" style:font-size-complex="14pt" fo:hyphenate="true"/>
    </style:style>
    <style:style style:name="TableCell6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63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4pt" style:font-size-asian="14pt" style:font-size-complex="14pt" fo:hyphenate="true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4pt" style:font-size-asian="14pt" style:font-size-complex="14pt" fo:hyphenate="true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font-size="14pt" style:font-size-asian="14pt" style:font-size-complex="14pt" fo:hyphenate="true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widows="2" fo:orphans="2" style:vertical-align="auto"/>
      <style:text-properties fo:hyphenate="true"/>
    </style:style>
    <style:style style:name="T7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7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73" style:parent-style-name="Textbody" style:list-style-name="WWNum2" style:family="paragraph">
      <style:paragraph-properties fo:margin-bottom="0in" fo:line-height="100%" fo:margin-left="0.1152in" fo:text-indent="-0.1152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74" style:parent-style-name="Textbody" style:list-style-name="WWNum2" style:family="paragraph">
      <style:paragraph-properties fo:margin-bottom="0in" fo:line-height="100%" fo:margin-left="0.1152in" fo:text-indent="-0.1152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75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4pt" style:font-size-asian="14pt" style:font-size-complex="14pt" fo:hyphenate="true"/>
    </style:style>
    <style:style style:name="TableCell7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77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4pt" style:font-size-asian="14pt" style:font-size-complex="14pt" fo:hyphenate="true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4pt" style:font-size-asian="14pt" style:font-size-complex="14pt" fo:hyphenate="true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font-size="14pt" style:font-size-asian="14pt" style:font-size-complex="14pt" fo:hyphenate="true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widows="2" fo:orphans="2" style:vertical-align="auto"/>
      <style:text-properties fo:hyphenate="true"/>
    </style:style>
    <style:style style:name="T8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8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87" style:parent-style-name="Normal" style:family="paragraph">
      <style:paragraph-properties fo:widows="2" fo:orphans="2" style:vertical-align="auto"/>
      <style:text-properties style:font-name="Times New Roman" style:font-name-complex="Times New Roman" fo:font-size="14pt" style:font-size-asian="14pt" style:font-size-complex="14pt" fo:hyphenate="true"/>
    </style:style>
    <style:style style:name="P88" style:parent-style-name="Normal" style:family="paragraph">
      <style:paragraph-properties fo:widows="2" fo:orphans="2" style:vertical-align="auto"/>
      <style:text-properties fo:hyphenate="true"/>
    </style:style>
    <style:style style:name="T8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9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91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4pt" style:font-size-asian="14pt" style:font-size-complex="14pt" fo:hyphenate="true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4pt" style:font-size-asian="14pt" style:font-size-complex="14pt" fo:hyphenate="true"/>
    </style:style>
    <style:style style:name="P94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5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96" style:parent-style-name="ListParagraph" style:family="paragraph">
      <style:paragraph-properties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7" style:parent-style-name="ListParagraph" style:family="paragraph">
      <style:paragraph-properties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<text:span text:style-name="T2">Báo cáo bài tập lớn</text:span></text:p>
      <text:p text:style-name="P3"><text:span text:style-name="T4">Báo cáo tiến độ bài tập lớn học phần Công cụ phát triển phần mềm</text:span></text:p>
      <text:p text:style-name="P5"/>
      <text:p text:style-name="P6">I.<text:s/>THÔNG TIN CHUNG</text:p>
      <text:list text:style-name="LFO14" text:continue-numbering="true">
        <text:list-item>
          <text:p text:style-name="P7">Lớp: IT6003.1 - 20222IT6003001</text:p>
        </text:list-item>
        <text:list-item>
          <text:p text:style-name="P8"><text:span text:style-name="T9">Tên đề tài:<text:s/></text:span><text:span text:style-name="T10">Tìm hiểu công cụ Git &amp; Github</text:span></text:p>
        </text:list-item>
        <text:list-item>
          <text:p text:style-name="P11">Danh sách thành viên nhóm 14:</text:p>
        </text:list-item>
      </text:list>
      <text:p text:style-name="P12">Đỗ Duy Bảo</text:p>
      <text:p text:style-name="P13">Trần Duy Toàn</text:p>
      <text:p text:style-name="P14">Trần Huy Thắng<text:s/></text:p>
      <text:p text:style-name="P15"><text:span text:style-name="T16">Hoàng Văn Tuyến</text:span></text:p>
      <text:p text:style-name="P17"><text:span text:style-name="T18">II.TIẾN ĐỘ THỰC HIỆN</text:span></text:p>
      <text:p text:style-name="P19"/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STT</text:p>
          </table:table-cell>
          <table:table-cell table:style-name="TableCell29">
            <text:p text:style-name="P30">Nội dung công việc</text:p>
          </table:table-cell>
          <table:table-cell table:style-name="TableCell31">
            <text:p text:style-name="P32"><text:span text:style-name="T33">Mô tả chi tiết công việc</text:span></text:p>
          </table:table-cell>
          <table:table-cell table:style-name="TableCell34">
            <text:p text:style-name="P35">Kết quả đạt được </text:p>
          </table:table-cell>
          <table:table-cell table:style-name="TableCell36">
            <text:p text:style-name="P37">Người thực hiện</text:p>
          </table:table-cell>
        </table:table-row>
        <table:table-row table:style-name="TableRow38">
          <table:table-cell table:style-name="TableCell39">
            <text:p text:style-name="P40">1</text:p>
          </table:table-cell>
          <table:table-cell table:style-name="TableCell41">
            <text:p text:style-name="P42">Git basic và cơ bản về Control Version(VC)</text:p>
          </table:table-cell>
          <table:table-cell table:style-name="TableCell43">
            <text:list text:style-name="WWNum2" text:continue-numbering="true">
              <text:list-item>
                <text:p text:style-name="P44">Nghiên cứu các khái niệm cơ bản về Git và VC.</text:p>
              </text:list-item>
            </text:list>
            <text:p text:style-name="P45">-Tìm hiểu cách sử dụng Git để quản lý VC trên dự án phần mềm</text:p>
            <text:p text:style-name="P46">-So sanh Git với các công cụ VC khác</text:p>
          </table:table-cell>
          <table:table-cell table:style-name="TableCell47">
            <text:p text:style-name="P48">Hoàn thành</text:p>
          </table:table-cell>
          <table:table-cell table:style-name="TableCell49">
            <text:p text:style-name="P50">Cả nhóm</text:p>
          </table:table-cell>
        </table:table-row>
        <table:table-row table:style-name="TableRow51">
          <table:table-cell table:style-name="TableCell52">
            <text:p text:style-name="P53">2</text:p>
          </table:table-cell>
          <table:table-cell table:style-name="TableCell54">
            <text:p text:style-name="P55"><text:span text:style-name="T56">Github và sử dụng Github để quản lý dự án phần mềm</text:span></text:p>
          </table:table-cell>
          <table:table-cell table:style-name="TableCell57">
            <text:list text:style-name="WWNum2" text:continue-numbering="true">
              <text:list-item>
                <text:p text:style-name="P58">Tìm hiểu về Github và các tính năng của nó.</text:p>
              </text:list-item>
              <text:list-item>
                <text:p text:style-name="P59">Nghiên cứu các công cụ và tính năng của Github để quản lý dự án phần mềm</text:p>
              </text:list-item>
              <text:list-item>
                <text:p text:style-name="P60">So sánh Github với các công cụ quản lý dự án phần mềm khác.</text:p>
              </text:list-item>
            </text:list>
            <text:p text:style-name="P61"/>
          </table:table-cell>
          <table:table-cell table:style-name="TableCell62">
            <text:p text:style-name="P63">Đang triển khai</text:p>
          </table:table-cell>
          <table:table-cell table:style-name="TableCell64">
            <text:p text:style-name="P65">Cả nhóm</text:p>
          </table:table-cell>
        </table:table-row>
        <table:table-row table:style-name="TableRow66">
          <table:table-cell table:style-name="TableCell67">
            <text:p text:style-name="P68">3</text:p>
          </table:table-cell>
          <table:table-cell table:style-name="TableCell69">
            <text:p text:style-name="P70"><text:span text:style-name="T71">Sử dụng Git và Github để hợp tác trong dự án phần mềm</text:span></text:p>
          </table:table-cell>
          <table:table-cell table:style-name="TableCell72">
            <text:list text:style-name="WWNum2" text:continue-numbering="true">
              <text:list-item>
                <text:p text:style-name="P73">Tìm hiểu cách sử dụng Git và Github để hợp tác và làm việc nhóm trên dự án phần mềm.</text:p>
              </text:list-item>
              <text:list-item>
                <text:p text:style-name="P74">Nghiên cứu cách sử dụng Git và Github để quản lý các nhánh (branches) và tích hợp các bản vá (patches) từ nhiều người tham gia vào dự án</text:p>
              </text:list-item>
            </text:list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4</text:p>
          </table:table-cell>
          <table:table-cell table:style-name="TableCell83">
            <text:p text:style-name="P84"><text:span text:style-name="T85">Các công cụ hỗ trợ và tiện ích cho Git và Github</text:span></text:p>
          </table:table-cell>
          <table:table-cell table:style-name="TableCell86">
            <text:p text:style-name="P87">-Nghiên cứu các công cụ và tiện ích hỗ trợ cho Git và Github như SourceTree, GitKraken, Visual Studio Code và các plugin liên quan</text:p>
            <text:p text:style-name="P88"><text:span text:style-name="T89">-Nghiên cứu cách sử dụng Git và Github để quản lý các nhánh (branches) và tích hợp các bản vá (patches) từ nhiều người tham gia vào dự án</text:span>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</table:table>
      <text:p text:style-name="P94"/>
      <text:p text:style-name="P95"/>
      <text:p text:style-name="P96"/>
      <text:p text:style-name="P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 svg:panose-1="5 1 0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Label1" style:display-name="ListLabel 1" style:family="text">
      <style:text-properties fo:font-size="14pt" style:font-size-asian="14pt"/>
    </style:style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>
      <style:text-properties style:font-name-asian="Calibri" style:font-name-complex="Times New Roman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size="14pt" style:font-size-asian="14pt"/>
    </style:style>
    <text:list-style style:name="WWNum1" style:display-name="WWNum1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-asian="Calibri" style:font-name-complex="Times New Roman"/>
    </style:style>
    <style:style style:name="WW_CharLFO3LVL2" style:family="text">
      <style:text-properties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number text:level="1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T Supporter</meta:initial-creator>
    <dc:creator>hoang tuyen</dc:creator>
    <meta:creation-date>2023-05-12T09:40:00Z</meta:creation-date>
    <dc:date>2023-05-12T09:41:00Z</dc:date>
    <meta:template xlink:href="Normal.dotm" xlink:type="simple"/>
    <meta:editing-cycles>3</meta:editing-cycles>
    <meta:editing-duration>PT60S</meta:editing-duration>
    <meta:user-defined meta:name="AppVersion">16.0000</meta:user-defined>
    <meta:document-statistic meta:page-count="2" meta:paragraph-count="2" meta:word-count="215" meta:character-count="1442" meta:row-count="10" meta:non-whitespace-character-count="1229"/>
  </office:meta>
</office:document-meta>
</file>